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culate average rainfall, compare weeks' rainfall to average, note least and largest weeks</text:p>
      <text:list xml:id="list8876125246213897048" text:style-name="L1">
        <text:list-item>
          <text:p text:style-name="P1">Create array</text:p>
        </text:list-item>
        <text:list-item>
          <text:p text:style-name="P1">Fill the array with 52 or fewer values</text:p>
        </text:list-item>
        <text:list-item>
          <text:p text:style-name="P1">Display number entered</text:p>
        </text:list-item>
        <text:list-item>
          <text:p text:style-name="P1">Initialize total to 0</text:p>
        </text:list-item>
        <text:list-item>
          <text:p text:style-name="P1">Loop through array values</text:p>
          <text:list>
            <text:list-item>
              <text:p text:style-name="P1">Add new values to total</text:p>
            </text:list-item>
            <text:list-item>
              <text:p text:style-name="P1">Divide total by #in_array to calculate and return average</text:p>
            </text:list-item>
          </text:list>
        </text:list-item>
        <text:list-item>
          <text:p text:style-name="P1">Initialize min and max to first array element</text:p>
        </text:list-item>
        <text:list-item>
          <text:p text:style-name="P1">Loop through array values</text:p>
          <text:list>
            <text:list-item>
              <text:p text:style-name="P1">New value &gt; max : reset max</text:p>
            </text:list-item>
            <text:list-item>
              <text:p text:style-name="P1">New value &lt; min : reset min</text:p>
            </text:list-item>
          </text:list>
        </text:list-item>
        <text:list-item>
          <text:p text:style-name="P1">Determine array positions of min and max</text:p>
        </text:list-item>
        <text:list-item>
          <text:p text:style-name="P1">Display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33S</meta:editing-duration>
    <meta:editing-cycles>6</meta:editing-cycles>
    <meta:generator>OpenOffice/4.0.1$Win32 OpenOffice.org_project/401m5$Build-9714</meta:generator>
    <dc:date>2015-04-28T11:55:12.36</dc:date>
    <dc:creator>Colin Wilson</dc:creator>
    <meta:document-statistic meta:table-count="0" meta:image-count="0" meta:object-count="0" meta:page-count="1" meta:paragraph-count="14" meta:word-count="96" meta:character-count="496"/>
    <meta:user-defined meta:name="Info 1"/>
    <meta:user-defined meta:name="Info 2"/>
    <meta:user-defined meta:name="Info 3"/>
    <meta:user-defined meta:name="Info 4"/>
  </office:meta>
</office:document-meta>
</file>